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_5f_-outline1">
      <style:graphic-properties fo:min-height="2.95cm"/>
      <style:paragraph-properties style:writing-mode="lr-tb"/>
    </style:style>
    <style:style style:name="pr15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6" style:family="presentation" style:parent-style-name="Beehive1_5f__5f__5f__5f_-title">
      <style:graphic-properties draw:auto-grow-height="true" fo:min-height="2.5cm"/>
      <style:paragraph-properties style:writing-mode="lr-tb"/>
    </style:style>
    <style:style style:name="pr17" style:family="presentation" style:parent-style-name="Beehive1_5f__5f__5f__5f_-outline1">
      <style:graphic-properties fo:min-height="2.95cm"/>
      <style:paragraph-properties style:writing-mode="lr-tb"/>
    </style:style>
    <style:style style:name="pr18" style:family="presentation" style:parent-style-name="Beehive1_5f__5f__5f__5f_-notes">
      <style:graphic-properties draw:fill-color="#ffffff" draw:auto-grow-height="true" fo:min-height="13cm"/>
      <style:paragraph-properties style:writing-mode="lr-tb"/>
    </style:style>
    <style:style style:name="pr19" style:family="presentation" style:parent-style-name="Beehive1_5f__5f__5f__5f__5f_-title">
      <style:graphic-properties draw:auto-grow-height="true" fo:min-height="2.5cm"/>
      <style:paragraph-properties style:writing-mode="lr-tb"/>
    </style:style>
    <style:style style:name="pr20" style:family="presentation" style:parent-style-name="Beehive1_5f__5f__5f__5f__5f_-outline1">
      <style:graphic-properties fo:min-height="2.95cm"/>
      <style:paragraph-properties style:writing-mode="lr-tb"/>
    </style:style>
    <style:style style:name="pr21" style:family="presentation" style:parent-style-name="Beehive1_5f__5f_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Agendamento para<text:line-break/>Restaurante Seu Luxo Delicioso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Ghizieri Jenninfer Freitas Costa Boszczowski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Necessidade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1">O restaurante </text:span>Seu Luxo Delicioso vai abrir e quer oferecer um serviço de luxo. Ele vai trabalhar com mesas reservadas, onde o freguês poderá reservar uma quantia de cadeiras e ele vai reservar as mesas para serem exclusivas do reservista. </text:p>
                <text:p text:style-name="P4">Para dar vazão a essa demanda, irá ser desenvolvido um sistema que atenda às necessidades do cliente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Há dois tipos de usuário, o gerente e o freguês</text:p>
              </text:list-item>
              <text:list-item>
                <text:p>O Gerente cadastra a configuração do restaurante: Mesas disponíveis e quantas cadeiras cada uma comporta</text:p>
              </text:list-item>
              <text:list-item>
                <text:p>O Gerente pode fazer reservas para uma pessoa, embora o sistema dá vazão pro próprio cliente fazer sua reserva</text:p>
              </text:list-item>
              <text:list-item>
                <text:p>As mesas são exclusivas, isto é, mesmo se há assentos disponíveis, eles não podem ser ocupados por outro clien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O Gerente também pode alterar as reservas de qualquer cliente</text:p>
              </text:list-item>
              <text:list-item>
                <text:p>O cliente não tem acesso direto ao que está disponível no restaurante</text:p>
              </text:list-item>
              <text:list-item>
                <text:p>O cliente pode fazer a sua reserva, sem necessidade de interagir com funcionários do restaurante. Isto é, ele pode entrar no sistema, dizer quantos assentos são necessários e se não há disponibilidade o próprio sistema informará o cliente e não deixará que ele faça a reserva</text:p>
              </text:list-item>
              <text:list-item>
                <text:p>O Cliente pode alterar a sua reserva, diminuindo o número de assentos disponíveis ou aumentando, desde que a mesa que ele reservou ainda tenha assentos disponívei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12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Se não houver uma mesa que comporte o número de assentos disponíveis, o sistema pode juntar outras mesas livres e, cabe ao cliente aceitar ou não a proposta</text:p>
              </text:list-item>
              <text:list-item>
                <text:p>O Cliente e o Gerente precisam estar logados no sistema para acessar as funcionalidades dele</text:p>
              </text:list-item>
              <text:list-item>
                <text:p>O Cliente pode cancelar a reserva</text:p>
              </text:list-item>
              <text:list-item>
                <text:p>A reserva do cliente vai estar marcado para determinado horário e o cliente pode fazer a reserva da mesa de uma a quatro horas no máximo. Para tanto, no momento da reserva o sistema irá pedir o período de reservar também, sendo este um dos critérios para que o cliente possa fazer a reserv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5" presentation:class="page"/>
          <draw:frame presentation:style-name="pr1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_5f_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 presentation:user-transformed="true">
          <draw:text-box>
            <text:p text:style-name="P5">Requisitos</text:p>
          </draw:text-box>
        </draw:frame>
        <draw:frame presentation:style-name="pr17" draw:layer="layout" svg:width="25cm" svg:height="9cm" svg:x="1.5cm" svg:y="3.5cm" presentation:class="outline" presentation:user-transformed="true">
          <draw:text-box>
            <text:list text:style-name="L2">
              <text:list-item>
                <text:p>O gerente pode visualizar como se encontra a capacidade do restaurante em dado dia, e se quiser mais detalhes em um certo período</text:p>
              </text:list-item>
              <text:list-item>
                <text:p>Depois de iniciado o sistema, o gerente só pode deletar e atualizar mesas se não houver reservas ligadas a elas</text:p>
              </text:list-item>
              <text:list-item>
                <text:p>As mesmas restrições de alterações de reserva válidas para o cliente também valem para o geren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6" presentation:class="page"/>
          <draw:frame presentation:style-name="pr18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_5f_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 presentation:user-transformed="true">
          <draw:text-box>
            <text:p text:style-name="P5">Requisitos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O cadastro de clientes pode ser feito por qualquer um, enquanto que o cadastro de gerentes só pode ser feito por outros gerent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7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 presentation:user-transformed="true">
          <draw:text-box>
            <text:p text:style-name="P5">Observações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Haverá um endpoint para sinalizar quando o cliente liberou uma mesa. Ele será acessível pelo gerente que irá pretensamente acessar ele quando o cliente liberou sua comanda no restaurante</text:p>
              </text:list-item>
              <text:list-item>
                <text:p>Testes deverão ser realizados para garantir que os requisitos básicos são atendido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8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1:52:00.226000000</meta:creation-date>
    <meta:editing-duration>PT13M26S</meta:editing-duration>
    <meta:editing-cycles>4</meta:editing-cycles>
    <meta:generator>LibreOffice/7.3.1.3$Windows_X86_64 LibreOffice_project/a69ca51ded25f3eefd52d7bf9a5fad8c90b87951</meta:generator>
    <dc:title>Beehive</dc:title>
    <dc:date>2022-11-26T12:22:09.001000000</dc:date>
    <meta:document-statistic meta:object-count="378"/>
  </office:meta>
</office:document-meta>
</file>